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weight="bold" officeooo:rsid="0017be92" officeooo:paragraph-rsid="0017be92" style:font-weight-asian="bold" style:font-weight-complex="bold"/>
    </style:style>
    <style:style style:name="P2" style:family="paragraph" style:parent-style-name="Standard">
      <style:text-properties style:font-name="Roboto" fo:font-weight="bold" officeooo:rsid="001c1c3a" officeooo:paragraph-rsid="001c1c3a" style:font-weight-asian="bold" style:font-weight-complex="bold"/>
    </style:style>
    <style:style style:name="P3" style:family="paragraph" style:parent-style-name="Standard">
      <style:text-properties style:font-name="Roboto" fo:font-weight="bold" officeooo:rsid="001b27e4" officeooo:paragraph-rsid="001b27e4" style:font-weight-asian="bold" style:font-weight-complex="bold"/>
    </style:style>
    <style:style style:name="P4" style:family="paragraph" style:parent-style-name="Standard">
      <style:text-properties style:font-name="Roboto" fo:font-weight="bold" officeooo:rsid="002aac2b" officeooo:paragraph-rsid="002aac2b" style:font-weight-asian="bold" style:font-weight-complex="bold"/>
    </style:style>
    <style:style style:name="P5" style:family="paragraph" style:parent-style-name="Standard">
      <style:text-properties style:font-name="Roboto" fo:font-weight="normal" officeooo:rsid="0017be92" officeooo:paragraph-rsid="0017be92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197c26" officeooo:paragraph-rsid="0017be92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1b27e4" officeooo:paragraph-rsid="001b27e4" style:font-weight-asian="normal" style:font-weight-complex="normal"/>
    </style:style>
    <style:style style:name="P8" style:family="paragraph" style:parent-style-name="Standard">
      <style:text-properties style:font-name="Roboto" fo:font-weight="normal" officeooo:rsid="001caf5f" officeooo:paragraph-rsid="001caf5f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1ce3a0" officeooo:paragraph-rsid="001ce3a0" style:font-weight-asian="normal" style:font-weight-complex="normal"/>
    </style:style>
    <style:style style:name="P10" style:family="paragraph" style:parent-style-name="Standard">
      <style:text-properties style:font-name="Roboto" fo:font-weight="normal" officeooo:rsid="001e1325" officeooo:paragraph-rsid="001e1325" style:font-weight-asian="normal" style:font-weight-complex="normal"/>
    </style:style>
    <style:style style:name="P11" style:family="paragraph" style:parent-style-name="Standard">
      <style:text-properties style:font-name="Roboto" fo:font-weight="normal" officeooo:rsid="0025ac96" officeooo:paragraph-rsid="0025ac96" style:font-weight-asian="normal" style:font-weight-complex="normal"/>
    </style:style>
    <style:style style:name="P12" style:family="paragraph" style:parent-style-name="Standard">
      <style:text-properties style:font-name="Roboto" fo:font-weight="normal" officeooo:rsid="0028a764" officeooo:paragraph-rsid="0028a764" style:font-weight-asian="normal" style:font-weight-complex="normal"/>
    </style:style>
    <style:style style:name="P13" style:family="paragraph" style:parent-style-name="Standard">
      <style:text-properties style:font-name="Roboto" fo:font-style="normal" fo:font-weight="normal" officeooo:rsid="002aac2b" officeooo:paragraph-rsid="002aac2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Robot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Robot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Roboto" fo:font-style="normal" fo:font-weight="normal" officeooo:rsid="0025ac96" officeooo:paragraph-rsid="0034d4f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Roboto" fo:font-style="normal" fo:font-weight="normal" officeooo:rsid="00398505" officeooo:paragraph-rsid="0039850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Roboto" fo:font-style="normal" fo:font-weight="normal" officeooo:rsid="003cb0e8" officeooo:paragraph-rsid="003cb0e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Roboto" fo:font-weight="normal" officeooo:rsid="0025ac96" officeooo:paragraph-rsid="001e1325" style:font-weight-asian="normal" style:font-weight-complex="normal"/>
    </style:style>
    <style:style style:name="P20" style:family="paragraph" style:parent-style-name="Standard">
      <style:text-properties style:font-name="Roboto" fo:font-weight="normal" officeooo:rsid="001e1325" officeooo:paragraph-rsid="0034d4fa" style:font-weight-asian="normal" style:font-weight-complex="normal"/>
    </style:style>
    <style:style style:name="P21" style:family="paragraph" style:parent-style-name="Standard">
      <style:text-properties style:font-name="Ubuntu Mon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Ubuntu Mon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Ubuntu Mono" fo:font-weight="normal" officeooo:rsid="00276355" officeooo:paragraph-rsid="0034d4fa" style:font-weight-asian="normal" style:font-weight-complex="normal"/>
    </style:style>
    <style:style style:name="P24" style:family="paragraph" style:parent-style-name="Standard">
      <style:text-properties style:font-name="Ubuntu Mono" fo:font-weight="normal" officeooo:rsid="0025ac96" officeooo:paragraph-rsid="0034d4fa" style:font-weight-asian="normal" style:font-weight-complex="normal"/>
    </style:style>
    <style:style style:name="P25" style:family="paragraph" style:parent-style-name="Standard">
      <style:text-properties style:font-name="Robot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style:text-line-through-style="solid" style:text-line-through-type="single" fo:font-weight="normal" style:font-weight-asian="normal" style:font-weight-complex="normal"/>
    </style:style>
    <style:style style:name="T5" style:family="text">
      <style:text-properties officeooo:rsid="001caf5f"/>
    </style:style>
    <style:style style:name="T6" style:family="text">
      <style:text-properties officeooo:rsid="001e1d40"/>
    </style:style>
    <style:style style:name="T7" style:family="text">
      <style:text-properties officeooo:rsid="001ef3b7"/>
    </style:style>
    <style:style style:name="T8" style:family="text">
      <style:text-properties officeooo:rsid="00201eb4"/>
    </style:style>
    <style:style style:name="T9" style:family="text">
      <style:text-properties officeooo:rsid="0021a5be"/>
    </style:style>
    <style:style style:name="T10" style:family="text">
      <style:text-properties officeooo:rsid="002937ef"/>
    </style:style>
    <style:style style:name="T11" style:family="text">
      <style:text-properties fo:font-style="italic" officeooo:rsid="002937ef" style:font-style-asian="italic" style:font-style-complex="italic"/>
    </style:style>
    <style:style style:name="T12" style:family="text">
      <style:text-properties fo:font-style="italic" officeooo:rsid="0034d4fa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937ef" style:font-style-asian="normal" style:font-style-complex="normal"/>
    </style:style>
    <style:style style:name="T15" style:family="text">
      <style:text-properties style:font-name="Ubuntu Mono"/>
    </style:style>
    <style:style style:name="T16" style:family="text">
      <style:text-properties style:font-name="Ubuntu Mono" fo:font-style="normal" officeooo:rsid="002937ef" style:font-style-asian="normal" style:font-style-complex="normal"/>
    </style:style>
    <style:style style:name="T17" style:family="text">
      <style:text-properties style:font-name="Ubuntu Mono" officeooo:rsid="002e8c11"/>
    </style:style>
    <style:style style:name="T18" style:family="text">
      <style:text-properties officeooo:rsid="002e8c11"/>
    </style:style>
    <style:style style:name="T19" style:family="text">
      <style:text-properties officeooo:rsid="0034d4fa"/>
    </style:style>
    <style:style style:name="T20" style:family="text">
      <style:text-properties officeooo:rsid="00360ebe"/>
    </style:style>
    <style:style style:name="T21" style:family="text">
      <style:text-properties style:font-name="Ubuntu Mono" officeooo:rsid="00360ebe"/>
    </style:style>
    <style:style style:name="T22" style:family="text">
      <style:text-properties officeooo:rsid="003aeb04"/>
    </style:style>
    <style:style style:name="T23" style:family="text">
      <style:text-properties officeooo:rsid="003c1d2d"/>
    </style:style>
    <style:style style:name="T24" style:family="text">
      <style:text-properties officeooo:rsid="003e66c8"/>
    </style:style>
    <style:style style:name="T25" style:family="text">
      <style:text-properties officeooo:rsid="004109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dot Sonic Engine</text:p>
      <text:p text:style-name="P5"/>
      <text:p text:style-name="P1"><text:span text:style-name="T1">Well, Sonic-ish. </text:span><text:span text:style-name="T2">Sonic-inspired is more accurate. </text:span><text:span text:style-name="T3">Collect things, hit things, try not to get your character killed and basically win the game by getting through the levels.</text:span></text:p>
      <text:p text:style-name="P6"/>
      <text:p text:style-name="P2"><text:span text:style-name="T3">L</text:span><text:span text:style-name="T1">ook at how the Godot 2D platformer demos work, see which'd work best for you and </text:span><text:span text:style-name="T4">steal</text:span><text:span text:style-name="T1"> adapt bits as necessary.</text:span></text:p>
      <text:p text:style-name="P6"/>
      <text:p text:style-name="P3">How should <text:span text:style-name="T5">the game</text:span> <text:span text:style-name="T9">levels </text:span>be structured?</text:p>
      <text:p text:style-name="P7"/>
      <text:p text:style-name="P8">All levels (zones, acts, whatever you want to call them) should inherit from a class. This means that scenes and nodes can expect a consistent tree structure.</text:p>
      <text:p text:style-name="P8"/>
      <text:p text:style-name="P9">All play levels should have, at a minimum, the HUD layer/scene and an <text:span text:style-name="T15">AudioStreamPlayer</text:span> (to play music files).</text:p>
      <text:p text:style-name="P9"/>
      <text:p text:style-name="P10">One scene <text:span text:style-name="T6">containing the above </text:span>which loads a sub-scene containing the actual level data, or <text:span text:style-name="T7">self-contained</text:span>? <text:span text:style-name="T8">Self-contained.</text:span></text:p>
      <text:p text:style-name="P19"/>
      <text:p text:style-name="P11">Everything else should be added by script. Nodes should be used to keep things grouped together (items, enemies etc.).</text:p>
      <text:p text:style-name="P11"/>
      <text:p text:style-name="P12">The root node of any level should be identified by the name Level. The <text:span text:style-name="T15">AudioStreamPlayer</text:span> for music should be called <text:span text:style-name="T15">Music_Player</text:span>. <text:span text:style-name="T10">(and </text:span><text:span text:style-name="T11">always</text:span><text:span text:style-name="T14"> explicitly referred to by full path – i.e. </text:span><text:span text:style-name="T16">/root/Level/Music_Player</text:span><text:span text:style-name="T14">).</text:span></text:p>
      <text:p text:style-name="P20"/>
      <text:p text:style-name="P23">Node</text:p>
      <text:p text:style-name="P24"><text:tab/>hud_layer</text:p>
      <text:p text:style-name="P24"><text:tab/>AudioStreamPlayer<text:tab/><text:tab/><text:span text:style-name="T12">Music_Player</text:span></text:p>
      <text:p text:style-name="P24"><text:tab/>TileMap</text:p>
      <text:p text:style-name="P16"/>
      <text:p text:style-name="P4"><text:span text:style-name="T14">H</text:span><text:span text:style-name="T13">ow should the player character be structured?</text:span></text:p>
      <text:p text:style-name="P13"/>
      <text:p text:style-name="P14">The root node of the player character should be a <text:span text:style-name="T15">RigidBody2D</text:span> <text:span text:style-name="T20">(mode set to </text:span><text:span text:style-name="T21">Character</text:span><text:span text:style-name="T20">) with the name of the playable character.</text:span> <text:span text:style-name="T18">Not sure if animations should be </text:span><text:span text:style-name="T17">AnimatedSprite</text:span><text:span text:style-name="T18"> or </text:span><text:span text:style-name="T17">Sprite</text:span><text:span text:style-name="T18"> – whichever I can get to work best at the end of the day, but it must be consistent between all playable characters at least. And there should be an </text:span><text:span text:style-name="T17">AudioStreamPlayer</text:span><text:span text:style-name="T18"> to play certain jingles called </text:span><text:span text:style-name="T17">Jingle_Player</text:span><text:span text:style-name="T18">. Finally, there needs to be a </text:span><text:span text:style-name="T17">Camera2D</text:span><text:span text:style-name="T18"> that is set to follow the player character.</text:span></text:p>
      <text:p text:style-name="P21"/>
      <text:p text:style-name="P17">There is a script called generic.gd which contains generic definitions for use by <text:span text:style-name="T23">all </text:span>playable characters. It should be inherited by the script attached to a named playable character (so inherit<text:span text:style-name="T25">s</text:span> <text:span text:style-name="T21">RigidBody2D</text:span> itself). <text:span text:style-name="T22">Character-specific functions and values can then be defined there.</text:span></text:p>
      <text:p text:style-name="P15"/>
      <text:p text:style-name="P18">Note that generic.tscn – a boilerplate template for playable characters – doesn't by default have any scripts attached to it! <text:span text:style-name="T24">This is up to you.</text:span></text:p>
      <text:p text:style-name="P15"><text:soft-page-break/></text:p>
      <text:p text:style-name="P22"><text:span text:style-name="T20">RigidBody2D<text:tab/><text:tab/><text:tab/><text:tab/></text:span><text:span text:style-name="T12">Character name</text:span></text:p>
      <text:p text:style-name="P22"><text:tab/><text:span text:style-name="T19">[Animated?]Sprite</text:span></text:p>
      <text:p text:style-name="P22"><text:tab/><text:span text:style-name="T19">AudioStreamPlayer<text:tab/><text:tab/></text:span><text:span text:style-name="T12">Jingle_Player</text:span></text:p>
      <text:p text:style-name="P22"><text:tab/><text:span text:style-name="T19">Camera2D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7-11-24T15:55:49.682488832</dc:date>
    <dc:creator>Stuart Moore</dc:creator>
    <meta:editing-duration>PT2H43M</meta:editing-duration>
    <meta:editing-cycles>39</meta:editing-cycles>
    <meta:generator>LibreOffice/5.4.1.2$Linux_X86_64 LibreOffice_project/40m0$Build-2</meta:generator>
    <meta:document-statistic meta:table-count="0" meta:image-count="0" meta:object-count="0" meta:page-count="2" meta:paragraph-count="21" meta:word-count="336" meta:character-count="2158" meta:non-whitespace-character-count="1828"/>
  </office:meta>
</office:document-meta>
</file>